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788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3" style:family="graphic" style:parent-style-name="standard">
      <style:graphic-properties draw:stroke="soli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solid"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335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5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575cm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svg:stroke-width="0cm" draw:marker-start-width="0.203cm" draw:marker-end="Arrowheads_20_1" draw:marker-end-width="0.305cm" draw:fill="none" draw:textarea-vertical-align="middle" fo:padding-top="0.126cm" fo:padding-bottom="0.126cm" fo:padding-left="0.251cm" fo:padding-right="0.251cm"/>
    </style:style>
    <style:style style:name="gr9" style:family="graphic" style:parent-style-name="objectwithoutfill">
      <style:graphic-properties draw:stroke="soli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916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096cm" svg:height="1.088cm" svg:x="7.858cm" svg:y="1cm">
          <draw:text-box>
            <text:p><text:span text:style-name="T1">Counter</text:span> <text:span text:style-name="T1">Assembly</text:span></text:p>
          </draw:text-box>
        </draw:frame>
        <draw:custom-shape draw:style-name="gr2" draw:text-style-name="P1" xml:id="id20" draw:id="id20" draw:layer="layout" svg:width="2.921cm" svg:height="0.889cm" svg:x="1.381cm" svg:y="3.159cm">
          <text:p text:style-name="P1"><text:span text:style-name="T2">Prepare and Clean</text:span></text:p>
          <text:p text:style-name="P1"><text:span text:style-name="T2">Workbench Are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60" draw:id="id60" draw:layer="layout" svg:width="2.921cm" svg:height="1.651cm" svg:x="1.381cm" svg:y="4.429cm">
          <text:p text:style-name="P1"><text:span text:style-name="T2">Retrieve 6 Scintillators from Storage</text:span></text:p>
          <text:p text:style-name="P1"><text:span text:style-name="T2">Are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61" draw:id="id61" draw:layer="layout" svg:width="2.921cm" svg:height="0.762cm" svg:x="1.381cm" svg:y="6.461cm">
          <text:p text:style-name="P1"><text:span text:style-name="T2">Equip Latex Glov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62" draw:id="id62" draw:layer="layout" svg:width="2.921cm" svg:height="1.27cm" svg:x="1.381cm" svg:y="7.604cm">
          <text:p text:style-name="P1"><text:span text:style-name="T2">Remove Protective Film</text:span></text:p>
          <text:p text:style-name="P1"><text:span text:style-name="T2">from End Faces of</text:span></text:p>
          <text:p text:style-name="P1"><text:span text:style-name="T2">Scintillato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63" draw:id="id63" draw:layer="layout" svg:width="2.921cm" svg:height="1.016cm" svg:x="1.381cm" svg:y="9.255cm">
          <text:p text:style-name="P1"><text:span text:style-name="T2">Apply Anticookies to</text:span></text:p>
          <text:p text:style-name="P1"><text:span text:style-name="T2">Both Ends of</text:span></text:p>
          <text:p text:style-name="P1"><text:span text:style-name="T2">Scintillato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23" draw:id="id23" draw:layer="layout" svg:width="2.921cm" svg:height="0.762cm" svg:x="1.381cm" svg:y="10.652cm">
          <text:p text:style-name="P1"><text:span text:style-name="T2">Mask Top Edges w/ Tap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24" draw:id="id24" draw:layer="layout" svg:width="3.302cm" svg:height="1.27cm" svg:x="5.953cm" svg:y="10.144cm">
          <text:p text:style-name="P1"><text:span text:style-name="T2">Place Scintillator into</text:span></text:p>
          <text:p text:style-name="P1"><text:span text:style-name="T2">Windmill Frame w/</text:span></text:p>
          <text:p text:style-name="P1"><text:span text:style-name="T2">Diamond Side Facing Yo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64" draw:id="id64" draw:layer="layout" svg:width="3.302cm" svg:height="0.889cm" svg:x="5.953cm" svg:y="8.874cm">
          <text:p text:style-name="P1"><text:span text:style-name="T2">Pressurize Pistons to 40 ps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65" draw:id="id65" draw:layer="layout" svg:width="3.302cm" svg:height="1.016cm" svg:x="5.953cm" svg:y="7.477cm">
          <text:p text:style-name="P1"><text:span text:style-name="T2">Raise Windmill Frame w/</text:span></text:p>
          <text:p text:style-name="P1"><text:span text:style-name="T2">Hydraulic Lif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66" draw:id="id66" draw:layer="layout" svg:width="3.302cm" svg:height="1.016cm" svg:x="5.953cm" svg:y="6.08cm">
          <text:p text:style-name="P1"><text:span text:style-name="T2">Rotate Scintillators to</text:span></text:p>
          <text:p text:style-name="P1"><text:span text:style-name="T2">Vertic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67" draw:id="id67" draw:layer="layout" svg:width="3.302cm" svg:height="1.016cm" svg:x="5.953cm" svg:y="4.683cm">
          <text:p text:style-name="P1"><text:span text:style-name="T2">Secure Height and</text:span></text:p>
          <text:p text:style-name="P1"><text:span text:style-name="T2">Rotation Angle, Keeping</text:span></text:p>
          <text:p text:style-name="P1"><text:span text:style-name="T2">Compressor Power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11" draw:id="id11" draw:layer="layout" svg:width="3.302cm" svg:height="0.762cm" svg:x="5.953cm" svg:y="3.54cm">
          <text:p text:style-name="P1"><text:span text:style-name="T2">Mount Centering Tool,</text:span></text:p>
          <text:p text:style-name="P1"><text:span text:style-name="T2">Open Side Facing You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2.921cm" svg:height="1.016cm" svg:x="11.414cm" svg:y="3.54cm">
          <text:p text:style-name="P1"><text:span text:style-name="T2">Extract and Mix Scintillator</text:span></text:p>
          <text:p text:style-name="P1"><text:span text:style-name="T2">Glue and Cataly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2.921cm" svg:height="1.016cm" svg:x="11.414cm" svg:y="4.937cm">
          <text:p text:style-name="P1"><text:span text:style-name="T2">Place Glue Mix into Capped</text:span></text:p>
          <text:p text:style-name="P1"><text:span text:style-name="T2">Syrin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2.921cm" svg:height="0.635cm" svg:x="11.414cm" svg:y="6.334cm">
          <text:p text:style-name="P1"><text:span text:style-name="T2">Vacuum-Treat Glue Mix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9" draw:id="id9" draw:layer="layout" svg:width="3.429cm" svg:height="1.143cm" svg:x="1.381cm" svg:y="11.795cm">
          <text:p text:style-name="P1"><text:span text:style-name="T2">Wrap Bottom-Base of</text:span></text:p>
          <text:p text:style-name="P1"><text:span text:style-name="T2">Centering to Catch</text:span></text:p>
          <text:p text:style-name="P1"><text:span text:style-name="T2">Excess Glu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6" draw:id="id6" draw:layer="layout" svg:width="3.175cm" svg:height="0.635cm" svg:x="16.748cm" svg:y="3.921cm">
          <text:p text:style-name="P1"><text:span text:style-name="T2">Prepare PMT for Glu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7" draw:id="id7" draw:layer="layout" svg:width="2.921cm" svg:height="1.27cm" svg:x="11.414cm" svg:y="7.35cm">
          <text:p text:style-name="P1"><text:span text:style-name="T2">Place Stopper in Syringe</text:span></text:p>
          <text:p text:style-name="P1"><text:span text:style-name="T2">and Squeeze-Out Ai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type="lines" draw:line-skew="-0.273cm 0.272cm" svg:x1="12.875cm" svg:y1="4.556cm" svg:x2="12.875cm" svg:y2="4.937cm" draw:start-shape="id1" draw:start-glue-point="6" draw:end-shape="id2" draw:end-glue-point="4" svg:d="M12875 4556v254-127 254" svg:viewBox="0 0 1 382">
          <text:p/>
        </draw:connector>
        <draw:connector draw:style-name="gr4" draw:text-style-name="P2" draw:layer="layout" draw:type="lines" draw:line-skew="-0.399cm 0.273cm" svg:x1="12.875cm" svg:y1="5.953cm" svg:x2="12.875cm" svg:y2="6.334cm" draw:start-shape="id2" draw:start-glue-point="6" draw:end-shape="id3" draw:end-glue-point="4" svg:d="M12875 5953v128-1 254" svg:viewBox="0 0 1 382">
          <text:p/>
        </draw:connector>
        <draw:custom-shape draw:style-name="gr2" draw:text-style-name="P1" xml:id="id10" draw:id="id10" draw:layer="layout" svg:width="3.048cm" svg:height="1.143cm" svg:x="9.509cm" svg:y="12.049cm">
          <text:p text:style-name="P1"><text:span text:style-name="T2">Apply Glue to Top-End of</text:span></text:p>
          <text:p text:style-name="P1"><text:span text:style-name="T2">Scintill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2.54cm" svg:height="2.413cm" svg:x="7.223cm" svg:y="14.208cm">
          <text:p text:style-name="P1"><text:span text:style-name="T2">Bubbles in Glue</text:span></text:p>
          <text:p text:style-name="P1"><text:span text:style-name="T2">on Scintillator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3" draw:layer="layout" svg:width="1.366cm" svg:height="0.635cm" svg:x="6.588cm" svg:y="14.843cm">
          <draw:text-box>
            <text:p text:style-name="P3"><text:span text:style-name="T2">Yes</text:span></text:p>
          </draw:text-box>
        </draw:frame>
        <draw:frame draw:style-name="gr5" draw:text-style-name="P3" draw:layer="layout" svg:width="1.247cm" svg:height="0.635cm" svg:x="9.532cm" svg:y="14.843cm">
          <draw:text-box>
            <text:p text:style-name="P3"><text:span text:style-name="T2">No</text:span></text:p>
          </draw:text-box>
        </draw:frame>
        <draw:connector draw:style-name="gr4" draw:text-style-name="P2" draw:layer="layout" draw:line-skew="2.412cm 0.272cm" svg:x1="9.763cm" svg:y1="15.415cm" svg:x2="17.51cm" svg:y2="4.937cm" draw:start-shape="id4" draw:start-glue-point="7" draw:end-shape="id5" draw:end-glue-point="4" svg:d="M9763 15415h5842v-10732h1905v254" svg:viewBox="0 0 7748 10733">
          <text:p/>
        </draw:connector>
        <draw:custom-shape draw:style-name="gr2" draw:text-style-name="P1" xml:id="id12" draw:id="id12" draw:layer="layout" svg:width="4.445cm" svg:height="0.762cm" svg:x="15.859cm" svg:y="6.842cm">
          <text:p text:style-name="P1"><text:span text:style-name="T2">Lower PMT through Centering Tool onto Scintill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line-skew="-2.051cm -1.923cm" svg:x1="18.336cm" svg:y1="4.556cm" svg:x2="17.955cm" svg:y2="5.572cm" draw:start-shape="id6" draw:start-glue-point="6" draw:end-shape="id5" draw:end-glue-point="7" svg:d="M18336 4556v127h190v889h-571" svg:viewBox="0 0 572 1017">
          <text:p/>
        </draw:connector>
        <draw:connector draw:style-name="gr4" draw:text-style-name="P2" draw:layer="layout" svg:x1="12.875cm" svg:y1="8.62cm" svg:x2="12.875cm" svg:y2="9.128cm" draw:start-shape="id7" draw:start-glue-point="6" draw:end-shape="id8" draw:end-glue-point="4" svg:d="M12875 8620v508" svg:viewBox="0 0 1 509">
          <text:p/>
        </draw:connector>
        <draw:connector draw:style-name="gr4" draw:text-style-name="P2" draw:layer="layout" draw:line-skew="0cm 0.273cm" svg:x1="4.81cm" svg:y1="12.367cm" svg:x2="11.033cm" svg:y2="12.049cm" draw:start-shape="id9" draw:start-glue-point="7" draw:end-shape="id10" draw:end-glue-point="4" svg:d="M4810 12367h2350v-572h3873v254" svg:viewBox="0 0 6224 573">
          <text:p/>
        </draw:connector>
        <draw:connector draw:style-name="gr4" draw:text-style-name="P2" draw:layer="layout" svg:x1="12.875cm" svg:y1="6.969cm" svg:x2="12.875cm" svg:y2="7.35cm" draw:start-shape="id3" draw:start-glue-point="6" draw:end-shape="id7" draw:end-glue-point="4" svg:d="M12875 6969v381" svg:viewBox="0 0 1 382">
          <text:p/>
        </draw:connector>
        <draw:connector draw:style-name="gr4" draw:text-style-name="P2" draw:layer="layout" draw:line-skew="0cm 3.492cm" svg:x1="9.255cm" svg:y1="3.921cm" svg:x2="3.096cm" svg:y2="11.795cm" draw:start-shape="id11" draw:start-glue-point="7" draw:end-shape="id9" draw:end-glue-point="4" svg:d="M9255 3921h527v7620h-6686v254" svg:viewBox="0 0 6687 7875">
          <text:p/>
        </draw:connector>
        <draw:custom-shape draw:style-name="gr3" draw:text-style-name="P1" xml:id="id8" draw:id="id8" draw:layer="layout" svg:width="2.667cm" svg:height="2.667cm" svg:x="11.541cm" svg:y="9.128cm">
          <text:p text:style-name="P1"><text:span text:style-name="T2">Bubbles in Glue</text:span></text:p>
          <text:p text:style-name="P1"><text:span text:style-name="T2">in Syring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svg:x1="12.875cm" svg:y1="11.795cm" svg:x2="12.557cm" svg:y2="12.621cm" draw:start-shape="id8" draw:start-glue-point="6" draw:end-shape="id10" draw:end-glue-point="7" svg:d="M12875 11795v826h-318" svg:viewBox="0 0 319 827">
          <text:p/>
        </draw:connector>
        <draw:connector draw:style-name="gr4" draw:text-style-name="P2" draw:layer="layout" svg:x1="14.208cm" svg:y1="10.462cm" svg:x2="14.335cm" svg:y2="4.048cm" draw:start-shape="id8" draw:start-glue-point="7" draw:end-shape="id1" draw:end-glue-point="7" svg:d="M14208 10462h653v-6414h-526" svg:viewBox="0 0 654 6415">
          <text:p/>
        </draw:connector>
        <draw:frame draw:style-name="gr6" draw:text-style-name="P3" draw:layer="layout" svg:width="1.143cm" svg:height="0.83cm" svg:x="12.684cm" svg:y="11.6cm">
          <draw:text-box>
            <text:p text:style-name="P3"><text:span text:style-name="T2">No</text:span></text:p>
          </draw:text-box>
        </draw:frame>
        <draw:frame draw:style-name="gr6" draw:text-style-name="P3" draw:layer="layout" svg:width="1.397cm" svg:height="0.83cm" svg:x="13.7cm" svg:y="9.822cm">
          <draw:text-box>
            <text:p text:style-name="P3"><text:span text:style-name="T2">Yes</text:span></text:p>
          </draw:text-box>
        </draw:frame>
        <draw:custom-shape draw:style-name="gr2" draw:text-style-name="P1" xml:id="id13" draw:id="id13" draw:layer="layout" svg:width="4.445cm" svg:height="0.762cm" svg:x="15.859cm" svg:y="7.985cm">
          <text:p text:style-name="P1"><text:span text:style-name="T2">Center PMT using Allen</text:span></text:p>
          <text:p text:style-name="P1"><text:span text:style-name="T2">Wrench to Set Widt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8.082cm" svg:y1="7.604cm" svg:x2="18.082cm" svg:y2="7.985cm" draw:start-shape="id12" draw:start-glue-point="6" draw:end-shape="id13" draw:end-glue-point="4" svg:d="M18082 7604v381" svg:viewBox="0 0 1 382">
          <text:p/>
        </draw:connector>
        <draw:custom-shape draw:style-name="gr2" draw:text-style-name="P1" xml:id="id14" draw:id="id14" draw:layer="layout" svg:width="4.445cm" svg:height="0.635cm" svg:x="15.859cm" svg:y="9.128cm">
          <text:p text:style-name="P1"><text:span text:style-name="T2">Center Between Diamond Tooled Side w/ Gloved Fing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15" draw:id="id15" draw:layer="layout" svg:width="4.477cm" svg:height="0.762cm" svg:x="15.859cm" svg:y="10.144cm">
          <text:p text:style-name="P1"><text:span text:style-name="T2">Re-Verify Centering of Molded Side by Ey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8.082cm" svg:y1="8.747cm" svg:x2="18.082cm" svg:y2="9.128cm" draw:start-shape="id13" draw:start-glue-point="6" draw:end-shape="id14" draw:end-glue-point="4" svg:d="M18082 8747v381" svg:viewBox="0 0 1 382">
          <text:p/>
        </draw:connector>
        <draw:connector draw:style-name="gr4" draw:text-style-name="P2" draw:layer="layout" svg:x1="18.082cm" svg:y1="9.763cm" svg:x2="18.098cm" svg:y2="10.144cm" draw:start-shape="id14" draw:start-glue-point="6" draw:end-shape="id15" draw:end-glue-point="4" svg:d="M18082 9763v191h16v190" svg:viewBox="0 0 17 382">
          <text:p/>
        </draw:connector>
        <draw:custom-shape draw:style-name="gr2" draw:text-style-name="P1" xml:id="id25" draw:id="id25" draw:layer="layout" svg:width="4.445cm" svg:height="0.889cm" svg:x="15.859cm" svg:y="11.287cm">
          <text:p text:style-name="P1"><text:span text:style-name="T2">Distribute 3 Wires Evenly about PM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line-skew="-0.235cm" svg:x1="7.223cm" svg:y1="15.415cm" svg:x2="9.509cm" svg:y2="12.621cm" draw:start-shape="id4" draw:start-glue-point="5" draw:end-shape="id10" draw:end-glue-point="5" svg:d="M7223 15415h-761v-2794h3047" svg:viewBox="0 0 3048 2795">
          <text:p/>
        </draw:connector>
        <draw:custom-shape draw:style-name="gr3" draw:text-style-name="P1" xml:id="id26" draw:id="id26" draw:layer="layout" svg:width="4.445cm" svg:height="0.635cm" svg:x="15.859cm" svg:y="12.557cm">
          <text:p text:style-name="P1"><text:span text:style-name="T2">Wait at least 12 h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27" draw:id="id27" draw:layer="layout" svg:width="4.445cm" svg:height="1.016cm" svg:x="15.859cm" svg:y="13.573cm">
          <text:p text:style-name="P1"><text:span text:style-name="T2">Rotate Windmill Frame by 180 Degrees and Repeat Gluing Proces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28" draw:id="id28" draw:layer="layout" svg:width="4.445cm" svg:height="1.016cm" svg:x="15.859cm" svg:y="14.97cm">
          <text:p text:style-name="P1"><text:span text:style-name="T2">Wait at least 12 h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29" draw:id="id29" draw:layer="layout" svg:width="4.445cm" svg:height="1.016cm" svg:x="15.859cm" svg:y="16.367cm">
          <text:p text:style-name="P1"><text:span text:style-name="T2">Turn off Air Compressor</text:span></text:p>
          <text:p text:style-name="P1"><text:span text:style-name="T2">and Release Press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30" draw:id="id30" draw:layer="layout" svg:width="2.667cm" svg:height="1.016cm" svg:x="12.811cm" svg:y="16.367cm">
          <text:p text:style-name="P1"><text:span text:style-name="T2">Prepare and Clean</text:span></text:p>
          <text:p text:style-name="P1"><text:span text:style-name="T2">Workbench Are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31" draw:id="id31" draw:layer="layout" svg:width="2.667cm" svg:height="1.016cm" svg:x="9.763cm" svg:y="16.367cm">
          <text:p text:style-name="P1"><text:span text:style-name="T2">Move 1 Counter onto</text:span></text:p>
          <text:p text:style-name="P1"><text:span text:style-name="T2">Workben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18" draw:id="id18" draw:layer="layout" svg:width="2.667cm" svg:height="1.016cm" svg:x="1.254cm" svg:y="13.319cm">
          <text:p text:style-name="P1"><text:span text:style-name="T2">Create Single Counter</text:span></text:p>
          <text:p text:style-name="P1"><text:span text:style-name="T2">Labe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16" draw:id="id16" draw:layer="layout" svg:width="2.921cm" svg:height="2.667cm" svg:x="1.127cm" svg:y="14.843cm">
          <text:p text:style-name="P1"><text:span text:style-name="T2">Are PMTs Aligned</text:span></text:p>
          <text:p text:style-name="P1"><text:span text:style-name="T2">w/ Each Other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draw:line-skew="-0.254cm" svg:x1="2.588cm" svg:y1="17.51cm" svg:x2="2.524cm" svg:y2="18.018cm" draw:start-shape="id16" draw:start-glue-point="6" draw:end-shape="id17" draw:end-glue-point="4" svg:d="M2588 17510h-64v508" svg:viewBox="0 0 65 509">
          <text:p/>
        </draw:connector>
        <draw:frame draw:style-name="gr7" draw:text-style-name="P3" draw:layer="layout" svg:width="1.272cm" svg:height="0.875cm" svg:x="3.54cm" svg:y="15.492cm">
          <draw:text-box>
            <text:p text:style-name="P3"><text:span text:style-name="T2">No</text:span></text:p>
          </draw:text-box>
        </draw:frame>
        <draw:frame draw:style-name="gr5" draw:text-style-name="P3" draw:layer="layout" svg:width="1.205cm" svg:height="0.635cm" svg:x="1.508cm" svg:y="17.383cm">
          <draw:text-box>
            <text:p text:style-name="P3"><text:span text:style-name="T2">Yes</text:span></text:p>
          </draw:text-box>
        </draw:frame>
        <draw:connector draw:style-name="gr4" draw:text-style-name="P2" draw:layer="layout" svg:x1="2.588cm" svg:y1="14.335cm" svg:x2="2.588cm" svg:y2="14.843cm" draw:start-shape="id18" draw:start-glue-point="6" draw:end-shape="id16" draw:end-glue-point="4" svg:d="M2588 14335v508" svg:viewBox="0 0 1 509">
          <text:p/>
        </draw:connector>
        <draw:custom-shape draw:style-name="gr2" draw:text-style-name="P1" xml:id="id17" draw:id="id17" draw:layer="layout" svg:width="2.794cm" svg:height="1.016cm" svg:x="1.127cm" svg:y="18.018cm">
          <text:p text:style-name="P1"><text:span text:style-name="T2">File Diamond Cut Ledge Corn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32" draw:id="id32" draw:layer="layout" svg:width="2.159cm" svg:height="1.016cm" svg:x="4.683cm" svg:y="18.145cm">
          <text:p text:style-name="P1"><text:span text:style-name="T2">File Corners Smoot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33" draw:id="id33" draw:layer="layout" svg:width="2.921cm" svg:height="1.016cm" svg:x="7.223cm" svg:y="18.145cm">
          <text:p text:style-name="P1"><text:span text:style-name="T2">Spray Scintillator w/</text:span></text:p>
          <text:p text:style-name="P1"><text:span text:style-name="T2">Compressed Air to</text:span></text:p>
          <text:p text:style-name="P1"><text:span text:style-name="T2">Remove Du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34" draw:id="id34" draw:layer="layout" svg:width="3.048cm" svg:height="1.016cm" svg:x="10.525cm" svg:y="18.145cm">
          <text:p text:style-name="P1"><text:span text:style-name="T2">Remove Black Electric</text:span></text:p>
          <text:p text:style-name="P1"><text:span text:style-name="T2">Tape from Ends of</text:span></text:p>
          <text:p text:style-name="P1"><text:span text:style-name="T2">Scintill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35" draw:id="id35" draw:layer="layout" svg:width="3.315cm" svg:height="1.016cm" svg:x="13.954cm" svg:y="18.145cm">
          <text:p text:style-name="P1"><text:span text:style-name="T2">Remove Protective Film,</text:span></text:p>
          <text:p text:style-name="P1"><text:span text:style-name="T2">Keeping Track of New</text:span></text:p>
          <text:p text:style-name="P1"><text:span text:style-name="T2">Counter Labe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36" draw:id="id36" draw:layer="layout" svg:width="2.045cm" svg:height="1.016cm" svg:x="17.637cm" svg:y="18.145cm">
          <text:p text:style-name="P1"><text:span text:style-name="T2">Perform Visual Insp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line-skew="-3.574cm 1.796cm" svg:x1="11.033cm" svg:y1="13.192cm" svg:x2="8.493cm" svg:y2="14.208cm" draw:start-shape="id10" draw:start-glue-point="6" draw:end-shape="id4" draw:end-glue-point="4" svg:d="M11033 13192v381h-2540v108 527" svg:viewBox="0 0 2541 1017">
          <text:p/>
        </draw:connector>
        <draw:custom-shape draw:style-name="gr2" draw:text-style-name="P1" xml:id="id19" draw:id="id19" draw:layer="layout" svg:width="2.921cm" svg:height="0.635cm" svg:x="1.381cm" svg:y="2.143cm">
          <text:p text:style-name="P1"><text:span text:style-name="T2">Scintillator 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1" draw:id="id21" draw:layer="layout" svg:width="3.937cm" svg:height="0.889cm" svg:x="10.906cm" svg:y="2.27cm">
          <text:p text:style-name="P1"><text:span text:style-name="T2">Glue 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22" draw:id="id22" draw:layer="layout" svg:width="3.683cm" svg:height="1.016cm" svg:x="16.494cm" svg:y="2.143cm">
          <text:p text:style-name="P1"><text:span text:style-name="T2">PMT 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svg:x1="2.842cm" svg:y1="2.778cm" svg:x2="2.842cm" svg:y2="3.159cm" draw:start-shape="id19" draw:start-glue-point="6" draw:end-shape="id20" draw:end-glue-point="4" svg:d="M2842 2778v381" svg:viewBox="0 0 1 382">
          <text:p/>
        </draw:connector>
        <draw:connector draw:style-name="gr4" draw:text-style-name="P2" draw:layer="layout" svg:x1="12.875cm" svg:y1="3.159cm" svg:x2="12.875cm" svg:y2="3.54cm" draw:start-shape="id21" draw:start-glue-point="6" draw:end-shape="id1" draw:end-glue-point="4" svg:d="M12875 3159v381" svg:viewBox="0 0 1 382">
          <text:p/>
        </draw:connector>
        <draw:connector draw:style-name="gr4" draw:text-style-name="P2" draw:layer="layout" svg:x1="18.335cm" svg:y1="3.159cm" svg:x2="18.336cm" svg:y2="3.921cm" draw:start-shape="id22" draw:start-glue-point="6" draw:end-shape="id6" draw:end-glue-point="4" svg:d="M18335 3159v381h1v381" svg:viewBox="0 0 2 763">
          <text:p/>
        </draw:connector>
        <draw:custom-shape draw:style-name="gr2" draw:text-style-name="P1" xml:id="id37" draw:id="id37" draw:layer="layout" svg:width="2.032cm" svg:height="1.27cm" svg:x="18.399cm" svg:y="19.923cm">
          <text:p text:style-name="P1"><text:span text:style-name="T2">Log Progress in Check</text:span></text:p>
          <text:p text:style-name="P1"><text:span text:style-name="T2">Shee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38" draw:id="id38" draw:layer="layout" svg:width="3.048cm" svg:height="1.27cm" svg:x="14.97cm" svg:y="19.923cm">
          <text:p text:style-name="P1"><text:span text:style-name="T2">Cut Mylar to Length and</text:span></text:p>
          <text:p text:style-name="P1"><text:span text:style-name="T2">Wrap Counter w/</text:span></text:p>
          <text:p text:style-name="P1"><text:span text:style-name="T2">Single Lay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4.302cm" svg:y1="11.033cm" svg:x2="5.953cm" svg:y2="10.779cm" draw:start-shape="id23" draw:start-glue-point="7" draw:end-shape="id24" draw:end-glue-point="5" svg:d="M4302 11033h826v-254h825" svg:viewBox="0 0 1652 255">
          <text:p/>
        </draw:connector>
        <draw:connector draw:style-name="gr4" draw:text-style-name="P2" draw:layer="layout" draw:type="line" svg:x1="18.098cm" svg:y1="10.906cm" svg:x2="18.081cm" svg:y2="11.287cm" draw:start-shape="id15" draw:start-glue-point="6" draw:end-shape="id25" svg:d="M18098 10906l-17 381" svg:viewBox="0 0 18 382">
          <text:p/>
        </draw:connector>
        <draw:connector draw:style-name="gr4" draw:text-style-name="P2" draw:layer="layout" svg:x1="18.082cm" svg:y1="12.176cm" svg:x2="18.082cm" svg:y2="12.557cm" draw:start-shape="id25" draw:start-glue-point="6" draw:end-shape="id26" draw:end-glue-point="4" svg:d="M18082 12176v381" svg:viewBox="0 0 1 382">
          <text:p/>
        </draw:connector>
        <draw:connector draw:style-name="gr4" draw:text-style-name="P2" draw:layer="layout" svg:x1="18.082cm" svg:y1="13.192cm" svg:x2="18.082cm" svg:y2="13.573cm" draw:start-shape="id26" draw:start-glue-point="6" draw:end-shape="id27" draw:end-glue-point="4" svg:d="M18082 13192v381" svg:viewBox="0 0 1 382">
          <text:p/>
        </draw:connector>
        <draw:connector draw:style-name="gr4" draw:text-style-name="P2" draw:layer="layout" svg:x1="18.082cm" svg:y1="14.589cm" svg:x2="18.082cm" svg:y2="14.97cm" draw:start-shape="id27" draw:start-glue-point="6" draw:end-shape="id28" draw:end-glue-point="4" svg:d="M18082 14589v381" svg:viewBox="0 0 1 382">
          <text:p/>
        </draw:connector>
        <draw:connector draw:style-name="gr4" draw:text-style-name="P2" draw:layer="layout" svg:x1="18.082cm" svg:y1="15.986cm" svg:x2="18.082cm" svg:y2="16.367cm" draw:start-shape="id28" draw:start-glue-point="6" draw:end-shape="id29" draw:end-glue-point="4" svg:d="M18082 15986v381" svg:viewBox="0 0 1 382">
          <text:p/>
        </draw:connector>
        <draw:connector draw:style-name="gr4" draw:text-style-name="P2" draw:layer="layout" svg:x1="15.859cm" svg:y1="16.875cm" svg:x2="15.478cm" svg:y2="16.875cm" draw:start-shape="id29" draw:start-glue-point="5" draw:end-shape="id30" draw:end-glue-point="7" svg:d="M15859 16875h-381" svg:viewBox="0 0 382 1">
          <text:p/>
        </draw:connector>
        <draw:connector draw:style-name="gr4" draw:text-style-name="P2" draw:layer="layout" svg:x1="12.811cm" svg:y1="16.875cm" svg:x2="12.43cm" svg:y2="16.875cm" draw:start-shape="id30" draw:start-glue-point="5" draw:end-shape="id31" draw:end-glue-point="7" svg:d="M12811 16875h-381" svg:viewBox="0 0 382 1">
          <text:p/>
        </draw:connector>
        <draw:connector draw:style-name="gr4" draw:text-style-name="P2" draw:layer="layout" draw:line-skew="-0.635cm" svg:x1="9.763cm" svg:y1="16.875cm" svg:x2="3.921cm" svg:y2="13.827cm" draw:start-shape="id31" draw:start-glue-point="5" draw:end-shape="id18" draw:end-glue-point="7" svg:d="M9763 16875h-3556v-3048h-2286" svg:viewBox="0 0 5843 3049">
          <text:p/>
        </draw:connector>
        <draw:connector draw:style-name="gr4" draw:text-style-name="P2" draw:layer="layout" svg:x1="3.921cm" svg:y1="18.526cm" svg:x2="4.683cm" svg:y2="18.653cm" draw:start-shape="id17" draw:start-glue-point="7" draw:end-shape="id32" draw:end-glue-point="5" svg:d="M3921 18526h381v127h381" svg:viewBox="0 0 763 128">
          <text:p/>
        </draw:connector>
        <draw:connector draw:style-name="gr4" draw:text-style-name="P2" draw:layer="layout" svg:x1="6.842cm" svg:y1="18.653cm" svg:x2="7.223cm" svg:y2="18.653cm" draw:start-shape="id32" draw:start-glue-point="7" draw:end-shape="id33" draw:end-glue-point="5" svg:d="M6842 18653h381" svg:viewBox="0 0 382 1">
          <text:p/>
        </draw:connector>
        <draw:connector draw:style-name="gr4" draw:text-style-name="P2" draw:layer="layout" svg:x1="10.144cm" svg:y1="18.653cm" svg:x2="10.525cm" svg:y2="18.653cm" draw:start-shape="id33" draw:start-glue-point="7" draw:end-shape="id34" draw:end-glue-point="5" svg:d="M10144 18653h381" svg:viewBox="0 0 382 1">
          <text:p/>
        </draw:connector>
        <draw:connector draw:style-name="gr4" draw:text-style-name="P2" draw:layer="layout" svg:x1="13.573cm" svg:y1="18.653cm" svg:x2="13.954cm" svg:y2="18.653cm" draw:start-shape="id34" draw:start-glue-point="7" draw:end-shape="id35" draw:end-glue-point="5" svg:d="M13573 18653h381" svg:viewBox="0 0 382 1">
          <text:p/>
        </draw:connector>
        <draw:connector draw:style-name="gr4" draw:text-style-name="P2" draw:layer="layout" svg:x1="17.269cm" svg:y1="18.653cm" svg:x2="17.637cm" svg:y2="18.653cm" draw:start-shape="id35" draw:start-glue-point="7" draw:end-shape="id36" draw:end-glue-point="5" svg:d="M17269 18653h368" svg:viewBox="0 0 369 1">
          <text:p/>
        </draw:connector>
        <draw:connector draw:style-name="gr4" draw:text-style-name="P2" draw:layer="layout" svg:x1="18.66cm" svg:y1="19.161cm" svg:x2="19.415cm" svg:y2="19.923cm" draw:start-shape="id36" draw:start-glue-point="6" draw:end-shape="id37" draw:end-glue-point="4" svg:d="M18660 19161v382h755v380" svg:viewBox="0 0 756 763">
          <text:p/>
        </draw:connector>
        <draw:connector draw:style-name="gr4" draw:text-style-name="P2" draw:layer="layout" svg:x1="18.399cm" svg:y1="20.558cm" svg:x2="18.018cm" svg:y2="20.558cm" draw:start-shape="id37" draw:start-glue-point="5" draw:end-shape="id38" draw:end-glue-point="7" svg:d="M18399 20558h-381" svg:viewBox="0 0 382 1">
          <text:p/>
        </draw:connector>
        <draw:custom-shape draw:style-name="gr2" draw:text-style-name="P1" xml:id="id39" draw:id="id39" draw:layer="layout" svg:width="2.159cm" svg:height="1.27cm" svg:x="12.43cm" svg:y="19.923cm">
          <text:p text:style-name="P1"><text:span text:style-name="T2">Trim Mylar to Length of</text:span></text:p>
          <text:p text:style-name="P1"><text:span text:style-name="T2">Scintill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4.97cm" svg:y1="20.558cm" svg:x2="14.589cm" svg:y2="20.558cm" draw:start-shape="id38" draw:start-glue-point="5" draw:end-shape="id39" draw:end-glue-point="7" svg:d="M14970 20558h-381" svg:viewBox="0 0 382 1">
          <text:p/>
        </draw:connector>
        <draw:custom-shape draw:style-name="gr3" draw:text-style-name="P1" xml:id="id45" draw:id="id45" draw:layer="layout" svg:width="3.429cm" svg:height="1.143cm" svg:x="4.937cm" svg:y="21.447cm">
          <text:p text:style-name="P1"><text:span text:style-name="T2">Record Width and Height</text:span></text:p>
          <text:p text:style-name="P1"><text:span text:style-name="T2">Every 20 cm and Overall</text:span></text:p>
          <text:p text:style-name="P1"><text:span text:style-name="T2">Length and Straightnes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44" draw:id="id44" draw:layer="layout" svg:width="3.429cm" svg:height="1.143cm" svg:x="1.127cm" svg:y="21.447cm">
          <text:p text:style-name="P1"><text:span text:style-name="T2">Apply Counter Label to</text:span></text:p>
          <text:p text:style-name="P1"><text:span text:style-name="T2">Center of Front Side and</text:span></text:p>
          <text:p text:style-name="P1"><text:span text:style-name="T2">Cover with Clear Tap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43" draw:id="id43" draw:layer="layout" svg:width="3.556cm" svg:height="1.27cm" svg:x="1.127cm" svg:y="19.923cm">
          <text:p text:style-name="P1"><text:span text:style-name="T2">Apply 1 Layer of 5 cm-Wide</text:span></text:p>
          <text:p text:style-name="P1"><text:span text:style-name="T2">Thin Black Tape Running</text:span></text:p>
          <text:p text:style-name="P1"><text:span text:style-name="T2">Full Length of Tedla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42" draw:id="id42" draw:layer="layout" svg:width="3.302cm" svg:height="1.27cm" svg:x="4.937cm" svg:y="19.923cm">
          <text:p text:style-name="P1"><text:span text:style-name="T2">Cut Tedlar to Length and</text:span></text:p>
          <text:p text:style-name="P1"><text:span text:style-name="T2">Wrap Counter w/</text:span></text:p>
          <text:p text:style-name="P1"><text:span text:style-name="T2">3 Layers, No Wrinkl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41" draw:id="id41" draw:layer="layout" svg:width="3.429cm" svg:height="1.27cm" svg:x="8.62cm" svg:y="19.923cm">
          <text:p text:style-name="P1"><text:span text:style-name="T2">Cut Tedlar Film in Half w/</text:span></text:p>
          <text:p text:style-name="P1"><text:span text:style-name="T2">Spool-Mounted Cutting</text:span></text:p>
          <text:p text:style-name="P1"><text:span text:style-name="T2">Too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40" draw:id="id40" draw:layer="layout" svg:width="2.413cm" svg:height="1.016cm" svg:x="4.81cm" svg:y="17.002cm">
          <text:p text:style-name="P1"><text:span text:style-name="T2">Separate PMT and</text:span></text:p>
          <text:p text:style-name="P1"><text:span text:style-name="T2">Scintilla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2" draw:layer="layout" draw:line-skew="-0.127cm" svg:x1="4.048cm" svg:y1="16.177cm" svg:x2="4.81cm" svg:y2="17.51cm" draw:start-shape="id16" draw:start-glue-point="7" draw:end-shape="id40" draw:end-glue-point="5" svg:d="M4048 16177h254v1333h508" svg:viewBox="0 0 763 1334">
          <text:p/>
        </draw:connector>
        <draw:connector draw:style-name="gr4" draw:text-style-name="P2" draw:layer="layout" draw:line-skew="-0.018cm" svg:x1="7.223cm" svg:y1="17.51cm" svg:x2="19.923cm" svg:y2="4.239cm" draw:start-shape="id40" draw:start-glue-point="7" draw:end-shape="id6" draw:end-glue-point="7" svg:d="M7223 17510h13208v-13271h-508" svg:viewBox="0 0 13209 13272">
          <text:p/>
        </draw:connector>
        <draw:custom-shape draw:style-name="gr2" draw:text-style-name="P1" xml:id="id52" draw:id="id52" draw:layer="layout" svg:width="1.905cm" svg:height="1.143cm" svg:x="11.922cm" svg:y="22.971cm">
          <text:p text:style-name="P1"><text:span text:style-name="T2">Zip tie PMT Wir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51" draw:id="id51" draw:layer="layout" svg:width="2.429cm" svg:height="1.143cm" svg:x="14.208cm" svg:y="22.971cm">
          <text:p text:style-name="P1"><text:span text:style-name="T2">Check Pigtail for Diame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46" draw:id="id46" draw:layer="layout" svg:width="2.413cm" svg:height="1.143cm" svg:x="8.747cm" svg:y="21.447cm">
          <text:p text:style-name="P1"><text:span text:style-name="T2">Verify w/ Specificati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47" draw:id="id47" draw:layer="layout" svg:width="3.048cm" svg:height="1.143cm" svg:x="11.541cm" svg:y="21.447cm">
          <text:p text:style-name="P1"><text:span text:style-name="T2">Database Entry of</text:span></text:p>
          <text:p text:style-name="P1"><text:span text:style-name="T2">Inspection Notes and</text:span></text:p>
          <text:p text:style-name="P1"><text:span text:style-name="T2">Measuremen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48" draw:id="id48" draw:layer="layout" svg:width="2.794cm" svg:height="1.143cm" svg:x="14.97cm" svg:y="21.447cm">
          <text:p text:style-name="P1"><text:span text:style-name="T2">Wrap 2 Layers of Elec.</text:span></text:p>
          <text:p text:style-name="P1"><text:span text:style-name="T2">Tape around PM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49" draw:id="id49" draw:layer="layout" svg:width="2.286cm" svg:height="1.143cm" svg:x="18.145cm" svg:y="21.447cm">
          <text:p text:style-name="P1"><text:span text:style-name="T2">Firmly Pigtail Tedlar Film</text:span></text:p>
          <text:p text:style-name="P1"><text:span text:style-name="T2">Close to HV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50" draw:id="id50" draw:layer="layout" svg:width="3.302cm" svg:height="1.143cm" svg:x="17.129cm" svg:y="22.971cm">
          <text:p text:style-name="P1"><text:span text:style-name="T2">Trim Tedlar and Wrap</text:span></text:p>
          <text:p text:style-name="P1"><text:span text:style-name="T2">Bundled Tedlar and</text:span></text:p>
          <text:p text:style-name="P1"><text:span text:style-name="T2">Cabl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2.43cm" svg:y1="20.558cm" svg:x2="12.049cm" svg:y2="20.558cm" draw:start-shape="id39" draw:start-glue-point="5" draw:end-shape="id41" draw:end-glue-point="7" svg:d="M12430 20558h-381" svg:viewBox="0 0 382 1">
          <text:p/>
        </draw:connector>
        <draw:connector draw:style-name="gr4" draw:text-style-name="P2" draw:layer="layout" svg:x1="8.62cm" svg:y1="20.558cm" svg:x2="8.239cm" svg:y2="20.558cm" draw:start-shape="id41" draw:start-glue-point="5" draw:end-shape="id42" draw:end-glue-point="7" svg:d="M8620 20558h-381" svg:viewBox="0 0 382 1">
          <text:p/>
        </draw:connector>
        <draw:connector draw:style-name="gr4" draw:text-style-name="P2" draw:layer="layout" svg:x1="4.937cm" svg:y1="20.558cm" svg:x2="4.683cm" svg:y2="20.558cm" draw:start-shape="id42" draw:start-glue-point="5" draw:end-shape="id43" draw:end-glue-point="7" svg:d="M4937 20558h-254" svg:viewBox="0 0 255 1">
          <text:p/>
        </draw:connector>
        <draw:connector draw:style-name="gr4" draw:text-style-name="P2" draw:layer="layout" svg:x1="2.905cm" svg:y1="21.193cm" svg:x2="2.842cm" svg:y2="21.447cm" draw:start-shape="id43" draw:start-glue-point="6" draw:end-shape="id44" draw:end-glue-point="4" svg:d="M2905 21193v127h-63v127" svg:viewBox="0 0 64 255">
          <text:p/>
        </draw:connector>
        <draw:connector draw:style-name="gr4" draw:text-style-name="P2" draw:layer="layout" svg:x1="4.556cm" svg:y1="22.019cm" svg:x2="4.937cm" svg:y2="22.019cm" draw:start-shape="id44" draw:start-glue-point="7" draw:end-shape="id45" draw:end-glue-point="5" svg:d="M4556 22019h381" svg:viewBox="0 0 382 1">
          <text:p/>
        </draw:connector>
        <draw:connector draw:style-name="gr4" draw:text-style-name="P2" draw:layer="layout" svg:x1="8.366cm" svg:y1="22.019cm" svg:x2="8.747cm" svg:y2="22.019cm" draw:start-shape="id45" draw:start-glue-point="7" draw:end-shape="id46" draw:end-glue-point="5" svg:d="M8366 22019h381" svg:viewBox="0 0 382 1">
          <text:p/>
        </draw:connector>
        <draw:connector draw:style-name="gr4" draw:text-style-name="P2" draw:layer="layout" svg:x1="11.16cm" svg:y1="22.019cm" svg:x2="11.541cm" svg:y2="22.019cm" draw:start-shape="id46" draw:start-glue-point="7" draw:end-shape="id47" draw:end-glue-point="5" svg:d="M11160 22019h381" svg:viewBox="0 0 382 1">
          <text:p/>
        </draw:connector>
        <draw:connector draw:style-name="gr4" draw:text-style-name="P2" draw:layer="layout" svg:x1="14.589cm" svg:y1="22.019cm" svg:x2="14.97cm" svg:y2="22.019cm" draw:start-shape="id47" draw:start-glue-point="7" draw:end-shape="id48" draw:end-glue-point="5" svg:d="M14589 22019h381" svg:viewBox="0 0 382 1">
          <text:p/>
        </draw:connector>
        <draw:connector draw:style-name="gr4" draw:text-style-name="P2" draw:layer="layout" svg:x1="17.764cm" svg:y1="22.019cm" svg:x2="18.145cm" svg:y2="22.019cm" draw:start-shape="id48" draw:start-glue-point="7" draw:end-shape="id49" draw:end-glue-point="5" svg:d="M17764 22019h381" svg:viewBox="0 0 382 1">
          <text:p/>
        </draw:connector>
        <draw:connector draw:style-name="gr4" draw:text-style-name="P2" draw:layer="layout" svg:x1="19.288cm" svg:y1="22.59cm" svg:x2="18.78cm" svg:y2="22.971cm" draw:start-shape="id49" draw:start-glue-point="6" draw:end-shape="id50" draw:end-glue-point="4" svg:d="M19288 22590v190h-508v191" svg:viewBox="0 0 509 382">
          <text:p/>
        </draw:connector>
        <draw:connector draw:style-name="gr4" draw:text-style-name="P2" draw:layer="layout" svg:x1="17.129cm" svg:y1="23.543cm" svg:x2="16.637cm" svg:y2="23.543cm" draw:start-shape="id50" draw:start-glue-point="5" draw:end-shape="id51" draw:end-glue-point="7" svg:d="M17129 23543h-492" svg:viewBox="0 0 493 1">
          <text:p/>
        </draw:connector>
        <draw:connector draw:style-name="gr4" draw:text-style-name="P2" draw:layer="layout" svg:x1="14.208cm" svg:y1="23.543cm" svg:x2="13.827cm" svg:y2="23.543cm" draw:start-shape="id51" draw:start-glue-point="5" draw:end-shape="id52" draw:end-glue-point="7" svg:d="M14208 23543h-381" svg:viewBox="0 0 382 1">
          <text:p/>
        </draw:connector>
        <draw:custom-shape draw:style-name="gr2" draw:text-style-name="P1" xml:id="id53" draw:id="id53" draw:layer="layout" svg:width="3.048cm" svg:height="1.143cm" svg:x="8.493cm" svg:y="22.971cm">
          <text:p text:style-name="P1"><text:span text:style-name="T2">Blow Work Area Clear Before Starting a New Ba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11.922cm" svg:y1="23.543cm" svg:x2="11.541cm" svg:y2="23.543cm" draw:start-shape="id52" draw:start-glue-point="5" draw:end-shape="id53" draw:end-glue-point="7" svg:d="M11922 23543h-381" svg:viewBox="0 0 382 1">
          <text:p/>
        </draw:connector>
        <draw:custom-shape draw:style-name="gr3" draw:text-style-name="P1" xml:id="id54" draw:id="id54" draw:layer="layout" svg:width="3.175cm" svg:height="2.032cm" svg:x="4.429cm" svg:y="22.717cm">
          <text:p text:style-name="P1"><text:span text:style-name="T2">Is Previous</text:span></text:p>
          <text:p text:style-name="P1"><text:span text:style-name="T2">Counter Measurement</text:span></text:p>
          <text:p text:style-name="P1"><text:span text:style-name="T2">Finished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2" draw:layer="layout" svg:x1="8.493cm" svg:y1="23.543cm" svg:x2="7.604cm" svg:y2="23.733cm" draw:start-shape="id53" draw:start-glue-point="5" draw:end-shape="id54" draw:end-glue-point="7" svg:d="M8493 23543h-444v190h-445" svg:viewBox="0 0 890 191">
          <text:p/>
        </draw:connector>
        <draw:custom-shape draw:style-name="gr3" draw:text-style-name="P1" xml:id="id55" draw:id="id55" draw:layer="layout" svg:width="3.175cm" svg:height="1.176cm" svg:x="4.429cm" svg:y="25.097cm">
          <text:p text:style-name="P1"><text:span text:style-name="T2">Load Counter into 6 Bar</text:span></text:p>
          <text:p text:style-name="P1"><text:span text:style-name="T2">Testing Ra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svg:x1="6.017cm" svg:y1="24.749cm" svg:x2="6.017cm" svg:y2="25.097cm" draw:start-shape="id54" draw:start-glue-point="6" draw:end-shape="id55" draw:end-glue-point="4" svg:d="M6017 24749v348" svg:viewBox="0 0 1 349">
          <text:p/>
        </draw:connector>
        <draw:frame draw:style-name="gr10" draw:text-style-name="P3" draw:layer="layout" svg:width="1.205cm" svg:height="1.216cm" svg:x="4.748cm" svg:y="24.368cm">
          <draw:text-box>
            <text:p text:style-name="P3"><text:span text:style-name="T2">Yes</text:span></text:p>
          </draw:text-box>
        </draw:frame>
        <draw:custom-shape draw:style-name="gr3" draw:text-style-name="P1" xml:id="id56" draw:id="id56" draw:layer="layout" svg:width="3.175cm" svg:height="1.27cm" svg:x="1.127cm" svg:y="23.479cm">
          <text:p text:style-name="P1"><text:span text:style-name="T2">Stop Measurement,</text:span></text:p>
          <text:p text:style-name="P1"><text:span text:style-name="T2">Store Counters on Shelf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2" draw:layer="layout" draw:line-skew="3.701cm 0.907cm" svg:x1="4.429cm" svg:y1="23.733cm" svg:x2="2.715cm" svg:y2="23.479cm" draw:start-shape="id54" draw:start-glue-point="5" draw:end-shape="id56" draw:end-glue-point="4" svg:d="M4429 23733h-128v-635h-1586v381" svg:viewBox="0 0 1715 636">
          <text:p/>
        </draw:connector>
        <draw:frame draw:style-name="gr7" draw:text-style-name="P3" draw:layer="layout" svg:width="1.272cm" svg:height="0.875cm" svg:x="4.3cm" svg:y="22.985cm">
          <draw:text-box>
            <text:p text:style-name="P3"><text:span text:style-name="T2">No</text:span></text:p>
          </draw:text-box>
        </draw:frame>
        <draw:custom-shape draw:style-name="gr3" draw:text-style-name="P1" xml:id="id57" draw:id="id57" draw:layer="layout" svg:width="3.429cm" svg:height="1.238cm" svg:x="7.985cm" svg:y="25.035cm">
          <text:p text:style-name="P1"><text:span text:style-name="T2">Add Counter to Databas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58" draw:id="id58" draw:layer="layout" svg:width="3.429cm" svg:height="1.238cm" svg:x="11.795cm" svg:y="25.035cm">
          <text:p text:style-name="P1"><text:span text:style-name="T2">Repeat Inspection and</text:span></text:p>
          <text:p text:style-name="P1"><text:span text:style-name="T2">Wrapping for Remaining</text:span></text:p>
          <text:p text:style-name="P1"><text:span text:style-name="T2">Scintillato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59" draw:id="id59" draw:layer="layout" svg:width="4.064cm" svg:height="1.27cm" svg:x="15.732cm" svg:y="25.003cm">
          <text:p text:style-name="P1"><text:span text:style-name="T2">Counter Set Complete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svg:x1="2.715cm" svg:y1="24.749cm" svg:x2="4.429cm" svg:y2="25.685cm" draw:start-shape="id56" draw:start-glue-point="6" draw:end-shape="id55" draw:end-glue-point="5" svg:d="M2715 24749v936h1714" svg:viewBox="0 0 1715 937">
          <text:p/>
        </draw:connector>
        <draw:connector draw:style-name="gr4" draw:text-style-name="P2" draw:layer="layout" svg:x1="7.604cm" svg:y1="25.685cm" svg:x2="7.985cm" svg:y2="25.654cm" draw:start-shape="id55" draw:start-glue-point="7" draw:end-shape="id57" draw:end-glue-point="5" svg:d="M7604 25685h190v-31h191" svg:viewBox="0 0 382 32">
          <text:p/>
        </draw:connector>
        <draw:connector draw:style-name="gr4" draw:text-style-name="P2" draw:layer="layout" svg:x1="11.414cm" svg:y1="25.654cm" svg:x2="11.795cm" svg:y2="25.654cm" draw:start-shape="id57" draw:start-glue-point="7" draw:end-shape="id58" draw:end-glue-point="5" svg:d="M11414 25654h381" svg:viewBox="0 0 382 1">
          <text:p/>
        </draw:connector>
        <draw:connector draw:style-name="gr4" draw:text-style-name="P2" draw:layer="layout" svg:x1="15.224cm" svg:y1="25.654cm" svg:x2="15.732cm" svg:y2="25.638cm" draw:start-shape="id58" draw:start-glue-point="7" draw:end-shape="id59" draw:end-glue-point="5" svg:d="M15224 25654h254v-16h254" svg:viewBox="0 0 509 17">
          <text:p/>
        </draw:connector>
        <draw:custom-shape draw:style-name="gr11" draw:text-style-name="P2" xml:id="id5" draw:id="id5" draw:layer="layout" svg:width="1.778cm" svg:height="1.27cm" svg:x="16.621cm" svg:y="4.937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2" draw:text-style-name="P2" draw:layer="layout" draw:line-skew="-0.191cm" svg:x1="17.51cm" svg:y1="6.207cm" svg:x2="18.082cm" svg:y2="6.842cm" draw:start-shape="id5" draw:start-glue-point="6" draw:end-shape="id12" draw:end-glue-point="4" svg:d="M17510 6207v127h572v508" svg:viewBox="0 0 573 636">
          <text:p/>
        </draw:connector>
        <draw:connector draw:style-name="gr13" draw:text-style-name="P2" draw:layer="layout" draw:type="line" svg:x1="2.842cm" svg:y1="4.048cm" svg:x2="2.842cm" svg:y2="4.429cm" draw:start-shape="id20" draw:start-glue-point="6" draw:end-shape="id60" draw:end-glue-point="4" svg:d="M2842 4048v381" svg:viewBox="0 0 1 382">
          <text:p/>
        </draw:connector>
        <draw:connector draw:style-name="gr13" draw:text-style-name="P2" draw:layer="layout" draw:type="line" svg:x1="2.842cm" svg:y1="6.08cm" svg:x2="2.842cm" svg:y2="6.461cm" draw:start-shape="id60" draw:start-glue-point="6" draw:end-shape="id61" draw:end-glue-point="4" svg:d="M2842 6080v381" svg:viewBox="0 0 1 382">
          <text:p/>
        </draw:connector>
        <draw:connector draw:style-name="gr13" draw:text-style-name="P2" draw:layer="layout" draw:type="line" svg:x1="2.842cm" svg:y1="7.223cm" svg:x2="2.842cm" svg:y2="7.604cm" draw:start-shape="id61" draw:start-glue-point="6" draw:end-shape="id62" draw:end-glue-point="4" svg:d="M2842 7223v381" svg:viewBox="0 0 1 382">
          <text:p/>
        </draw:connector>
        <draw:connector draw:style-name="gr13" draw:text-style-name="P2" draw:layer="layout" draw:type="line" svg:x1="2.842cm" svg:y1="8.874cm" svg:x2="2.842cm" svg:y2="9.255cm" draw:start-shape="id62" draw:start-glue-point="6" draw:end-shape="id63" draw:end-glue-point="4" svg:d="M2842 8874v381" svg:viewBox="0 0 1 382">
          <text:p/>
        </draw:connector>
        <draw:connector draw:style-name="gr13" draw:text-style-name="P2" draw:layer="layout" draw:type="line" svg:x1="2.842cm" svg:y1="10.271cm" svg:x2="2.842cm" svg:y2="10.652cm" draw:start-shape="id63" draw:start-glue-point="6" draw:end-shape="id23" draw:end-glue-point="4" svg:d="M2842 10271v381" svg:viewBox="0 0 1 382">
          <text:p/>
        </draw:connector>
        <draw:connector draw:style-name="gr13" draw:text-style-name="P2" draw:layer="layout" draw:type="line" svg:x1="7.604cm" svg:y1="10.144cm" svg:x2="7.604cm" svg:y2="9.763cm" draw:start-shape="id24" draw:start-glue-point="4" draw:end-shape="id64" draw:end-glue-point="6" svg:d="M7604 10144v-381" svg:viewBox="0 0 1 382">
          <text:p/>
        </draw:connector>
        <draw:connector draw:style-name="gr13" draw:text-style-name="P2" draw:layer="layout" draw:type="line" svg:x1="7.604cm" svg:y1="8.874cm" svg:x2="7.604cm" svg:y2="8.493cm" draw:start-shape="id64" draw:start-glue-point="4" draw:end-shape="id65" draw:end-glue-point="6" svg:d="M7604 8874v-381" svg:viewBox="0 0 1 382">
          <text:p/>
        </draw:connector>
        <draw:connector draw:style-name="gr13" draw:text-style-name="P2" draw:layer="layout" draw:type="line" svg:x1="7.604cm" svg:y1="7.477cm" svg:x2="7.604cm" svg:y2="7.096cm" draw:start-shape="id65" draw:start-glue-point="4" draw:end-shape="id66" draw:end-glue-point="6" svg:d="M7604 7477v-381" svg:viewBox="0 0 1 382">
          <text:p/>
        </draw:connector>
        <draw:connector draw:style-name="gr13" draw:text-style-name="P2" draw:layer="layout" draw:type="line" svg:x1="7.604cm" svg:y1="6.08cm" svg:x2="7.604cm" svg:y2="5.699cm" draw:start-shape="id66" draw:start-glue-point="4" draw:end-shape="id67" draw:end-glue-point="6" svg:d="M7604 6080v-381" svg:viewBox="0 0 1 382">
          <text:p/>
        </draw:connector>
        <draw:connector draw:style-name="gr13" draw:text-style-name="P2" draw:layer="layout" draw:type="line" svg:x1="7.604cm" svg:y1="4.683cm" svg:x2="7.604cm" svg:y2="4.302cm" draw:start-shape="id67" draw:start-glue-point="4" draw:end-shape="id11" svg:d="M7604 4683v-381" svg:viewBox="0 0 1 3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0-17T01:29:56</meta:creation-date>
    <dc:date>2014-11-23T23:16:22.787652169</dc:date>
    <meta:editing-duration>P2DT17H35M13S</meta:editing-duration>
    <meta:editing-cycles>34</meta:editing-cycles>
    <meta:generator>LibreOffice/4.2.7.2$Linux_X86_64 LibreOffice_project/420m0$Build-2</meta:generator>
    <meta:document-statistic meta:object-count="146"/>
  </office:meta>
</office:document-meta>
</file>